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fill-color="#000000" draw:opacity="50%" draw:textarea-horizontal-align="justify" draw:textarea-vertical-align="middle" draw:auto-grow-height="false" fo:min-height="12.831cm" fo:min-width="21.0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="none" draw:fill-color="#000000" draw:opacity="50%" draw:textarea-horizontal-align="justify" draw:textarea-vertical-align="middle" draw:auto-grow-height="false" fo:min-height="1.916cm" fo:min-width="7.34cm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35cm" draw:marker-start-width="0.252cm" draw:marker-end-width="0.252cm" draw:stroke-linejoin="round" svg:stroke-linecap="butt" draw:fill="none" draw:opacity="50%" draw:textarea-horizontal-align="justify" draw:textarea-vertical-align="middle" draw:auto-grow-height="false" fo:min-height="2.688cm" fo:min-width="1.244cm" fo:padding-top="0.142cm" fo:padding-bottom="0.142cm" fo:padding-left="0.267cm" fo:padding-right="0.267cm"/>
    </style:style>
    <style:style style:name="gr5" style:family="graphic" style:parent-style-name="standard">
      <style:graphic-properties draw:fill="none" draw:opacity="50%" draw:textarea-horizontal-align="justify" draw:textarea-vertical-align="middle" draw:auto-grow-height="false" fo:min-height="0.704cm" fo:min-width="0.759cm"/>
    </style:style>
    <style:style style:name="gr6" style:family="graphic" style:parent-style-name="standard">
      <style:graphic-properties svg:stroke-width="0.035cm" draw:marker-start-width="0.252cm" draw:marker-end-width="0.252cm" draw:stroke-linejoin="round" svg:stroke-linecap="butt" draw:fill="none" draw:opacity="50%" draw:textarea-horizontal-align="justify" draw:textarea-vertical-align="middle" draw:auto-grow-height="false" fo:min-height="3.216cm" fo:min-width="1.244cm" fo:padding-top="0.142cm" fo:padding-bottom="0.142cm" fo:padding-left="0.267cm" fo:padding-right="0.267cm"/>
    </style:style>
    <style:style style:name="gr7" style:family="graphic" style:parent-style-name="standard">
      <style:graphic-properties draw:fill="none" draw:opacity="50%" draw:textarea-horizontal-align="justify" draw:textarea-vertical-align="middle" draw:auto-grow-height="false" fo:min-height="0.5cm" fo:min-width="0.825cm"/>
    </style:style>
    <style:style style:name="gr8" style:family="graphic" style:parent-style-name="standard">
      <style:graphic-properties svg:stroke-width="0.035cm" draw:marker-start-width="0.252cm" draw:marker-end-width="0.252cm" draw:stroke-linejoin="round" svg:stroke-linecap="butt" draw:fill="none" draw:opacity="50%" draw:textarea-horizontal-align="justify" draw:textarea-vertical-align="middle" draw:auto-grow-height="false" fo:min-height="3.267cm" fo:min-width="1.244cm" fo:padding-top="0.142cm" fo:padding-bottom="0.142cm" fo:padding-left="0.267cm" fo:padding-right="0.267cm"/>
    </style:style>
    <style:style style:name="P1" style:family="paragraph">
      <loext:graphic-properties draw:fill="none" draw:fill-color="#000000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5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13.08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74cm" svg:height="2.2cm" svg:x="1.199cm" svg:y="0.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262cm" svg:y1="0.973cm" svg:x2="8.882cm" svg:y2="2.807cm">
          <text:p/>
        </draw:line>
        <draw:line draw:style-name="gr3" draw:text-style-name="P2" draw:layer="layout" svg:x1="8.882cm" svg:y1="0.973cm" svg:x2="1.262cm" svg:y2="2.807cm">
          <text:p/>
        </draw:line>
        <draw:custom-shape draw:style-name="gr4" draw:text-style-name="P3" draw:layer="layout" svg:width="1.778cm" svg:height="2.972cm" svg:x="1.4cm" svg:y="9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1.502cm" svg:y="9.17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2.972cm" svg:x="1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1.502cm" svg:y="5.5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2.972cm" svg:x="7.075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7.177cm" svg:y="5.5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2.972cm" svg:x="4.275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4.377cm" svg:y="5.5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2.972cm" svg:x="9.875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9.977cm" svg:y="5.5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2.972cm" svg:x="15.525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15.627cm" svg:y="5.5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2.972cm" svg:x="12.675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12.777cm" svg:y="5.5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2.972cm" svg:x="18.3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18.402cm" svg:y="5.5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2.972cm" svg:x="7.075cm" svg:y="9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7.177cm" svg:y="9.17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2.972cm" svg:x="4.275cm" svg:y="9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4.377cm" svg:y="9.17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2.972cm" svg:x="9.875cm" svg:y="9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9.977cm" svg:y="9.17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78cm" svg:height="2.972cm" svg:x="12.675cm" svg:y="9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75cm" svg:height="1.27cm" svg:x="12.777cm" svg:y="9.17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575cm" svg:height="1.27cm" svg:x="15.627cm" svg:y="9.1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575cm" svg:height="1.27cm" svg:x="18.402cm" svg:y="9.1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3.5cm" svg:x="9.855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75cm" svg:height="1cm" svg:x="9.957cm" svg:y="1.2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3.5cm" svg:x="15.505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75cm" svg:height="1cm" svg:x="15.607cm" svg:y="1.2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3.5cm" svg:x="12.655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75cm" svg:height="1cm" svg:x="12.757cm" svg:y="1.2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3.5cm" svg:x="18.3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75cm" svg:height="1cm" svg:x="18.402cm" svg:y="1.2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3.551cm" svg:x="1.4cm" svg:y="1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78cm" svg:height="3.5cm" svg:x="4.255cm" svg:y="1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78cm" svg:height="3.5cm" svg:x="7.056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75cm" svg:height="1cm" svg:x="9.957cm" svg:y="2.22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575cm" svg:height="1cm" svg:x="12.757cm" svg:y="2.22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575cm" svg:height="1cm" svg:x="15.607cm" svg:y="2.22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575cm" svg:height="1cm" svg:x="18.402cm" svg:y="2.22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3-29T17:13:25.668242953</meta:creation-date>
    <dc:date>2023-04-03T11:13:09.346655203</dc:date>
    <meta:editing-duration>P2DT17H58M48S</meta:editing-duration>
    <meta:editing-cycles>5</meta:editing-cycles>
    <meta:generator>LibreOffice/7.1.3.2$MacOSX_X86_64 LibreOffice_project/47f78053abe362b9384784d31a6e56f8511eb1c1</meta:generator>
    <meta:print-date>2023-03-31T17:33:00.054061189</meta:print-date>
    <meta:document-statistic meta:object-count="45"/>
  </office:meta>
</office:document-meta>
</file>